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4000001A49BB97AA0BCB8F0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5.609cm" draw:shadow="visible" draw:shadow-offset-x="0.071cm" draw:shadow-offset-y="0.071cm" draw:shadow-color="#cccccc" draw:shadow-opacity="10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font-size="60pt"/>
    </style:style>
    <style:style style:name="P3" style:family="paragraph">
      <style:paragraph-properties fo:text-align="center"/>
      <style:text-properties fo:font-size="60pt"/>
    </style:style>
    <style:style style:name="P4" style:family="paragraph">
      <style:paragraph-properties fo:text-align="end"/>
      <style:text-properties fo:font-size="60pt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999999" style:font-name="Courier New1" fo:font-size="60pt" fo:font-weight="bold" style:font-size-asian="24pt" style:font-size-complex="24pt"/>
    </style:style>
    <style:style style:name="T1" style:family="text">
      <style:text-properties fo:color="#999999" style:font-name="Courier New1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11.112cm" svg:x="0cm" svg:y="0cm">
          <draw:image xlink:href="Pictures/10000000000001A4000001A49BB97AA0BCB8F0E6.png" xlink:type="simple" xlink:show="embed" xlink:actuate="onLoad" loext:mime-type="image/png">
            <text:p/>
          </draw:image>
        </draw:frame>
        <draw:frame draw:style-name="gr2" draw:text-style-name="P5" draw:layer="layout" svg:width="8.382cm" svg:height="7.439cm" svg:x="1.8cm" svg:y="3.775cm">
          <draw:text-box>
            <text:p text:style-name="P2"><text:span text:style-name="T1">Open</text:span></text:p>
            <text:p text:style-name="P3"><text:span text:style-name="T1">Data</text:span></text:p>
            <text:p text:style-name="P4"><text:span text:style-name="T1">Gui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1cm" fo:page-height="11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3:58:37.716017113</meta:creation-date>
    <dc:date>2021-06-01T20:02:44.303402460</dc:date>
    <meta:editing-duration>PT17M53S</meta:editing-duration>
    <meta:editing-cycles>5</meta:editing-cycles>
    <meta:generator>LibreOffice/6.4.7.2$Linux_X86_64 LibreOffice_project/40$Build-2</meta:generator>
    <meta:document-statistic meta:object-count="2"/>
  </office:meta>
</office:document-meta>
</file>